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svg:stroke-color="#0000ff" draw:marker-start-width="0.28cm" draw:marker-end="Arrow_20_concave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Arrow_20_concave" draw:marker-start-width="0.38cm" draw:marker-end="Arrow_20_concave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svg:stroke-width="0.1cm" svg:stroke-color="#ff0000" draw:marker-start-width="0.3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text-align="center"/>
      <style:text-properties fo:color="#0000ff" fo:font-size="24pt" style:font-size-asian="24pt" style:font-size-complex="24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cm" svg:height="11.6cm" svg:x="3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2cm" svg:height="0.9cm" svg:x="3.77cm" svg:y="3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cm" svg:y1="3.9cm" svg:x2="5.6cm" svg:y2="3.9cm">
          <text:p/>
        </draw:line>
        <draw:line draw:style-name="gr3" draw:text-style-name="P1" draw:layer="layout" svg:x1="13.375cm" svg:y1="3.91cm" svg:x2="14.875cm" svg:y2="3.91cm">
          <text:p/>
        </draw:line>
        <draw:line draw:style-name="gr3" draw:text-style-name="P1" draw:layer="layout" svg:x1="11.19cm" svg:y1="3.89cm" svg:x2="12.69cm" svg:y2="3.89cm">
          <text:p/>
        </draw:line>
        <draw:line draw:style-name="gr3" draw:text-style-name="P1" draw:layer="layout" svg:x1="8.925cm" svg:y1="3.9cm" svg:x2="10.425cm" svg:y2="3.9cm">
          <text:p/>
        </draw:line>
        <draw:line draw:style-name="gr3" draw:text-style-name="P1" draw:layer="layout" svg:x1="6.565cm" svg:y1="3.9cm" svg:x2="8.065cm" svg:y2="3.9cm">
          <text:p/>
        </draw:line>
        <draw:line draw:style-name="gr4" draw:text-style-name="P1" draw:layer="layout" svg:x1="2.9cm" svg:y1="3.8cm" svg:x2="2.9cm" svg:y2="15.5cm">
          <text:p/>
        </draw:line>
        <draw:frame draw:style-name="gr5" draw:text-style-name="P2" draw:layer="layout" svg:width="1.5cm" svg:height="1.4cm" svg:x="1.1cm" svg:y="8.8cm">
          <draw:text-box>
            <text:p text:style-name="P2">L</text:p>
          </draw:text-box>
        </draw:frame>
        <draw:line draw:style-name="gr6" draw:text-style-name="P1" draw:layer="layout" svg:x1="3.7cm" svg:y1="15.5cm" svg:x2="6.5cm" svg:y2="15.5cm">
          <text:p/>
        </draw:line>
        <draw:line draw:style-name="gr6" draw:text-style-name="P1" draw:layer="layout" svg:x1="3.696cm" svg:y1="15.505cm" svg:x2="3.683cm" svg:y2="12.705cm">
          <text:p/>
        </draw:line>
        <draw:frame draw:style-name="gr7" draw:text-style-name="P3" draw:layer="layout" svg:width="1.6cm" svg:height="1.15cm" svg:x="5.4cm" svg:y="14.3cm">
          <draw:text-box>
            <text:p text:style-name="P3">x</text:p>
          </draw:text-box>
        </draw:frame>
        <draw:frame draw:style-name="gr7" draw:text-style-name="P3" draw:layer="layout" svg:width="1.6cm" svg:height="1.15cm" svg:x="3.5cm" svg:y="12.25cm">
          <draw:text-box>
            <text:p text:style-name="P3">y</text:p>
          </draw:text-box>
        </draw:frame>
        <draw:frame draw:style-name="gr8" draw:text-style-name="P4" draw:layer="layout" svg:width="2.1cm" svg:height="1.9cm" svg:x="8.8cm" svg:y="4.4cm">
          <draw:text-box>
            <text:p text:style-name="P4">U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ze </meta:initial-creator>
    <meta:creation-date>2013-09-09T19:50:04</meta:creation-date>
    <dc:date>2013-09-09T20:00:58</dc:date>
    <dc:creator>Eze </dc:creator>
    <meta:editing-duration>P0D</meta:editing-duration>
    <meta:editing-cycles>1</meta:editing-cycles>
    <meta:document-statistic meta:object-count="14"/>
    <meta:generator>LibreOffice/3.5$Linux_x86 LibreOffice_project/350m1$Build-2</meta:generator>
  </office:meta>
</office:document-meta>
</file>